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ource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ource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SourceWeight.ValueSourc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ueSource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ource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Query.ValueSourceQuery( ValueSource val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Score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Source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Que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ource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ource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Source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Query.rewrite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urceScorer.ValueSourceScorer( Similarity similarity , IndexReader reader , ValueSourceWeigh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ource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